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 svg:font-family="'Times New Roman'" style:font-family-generic="roman"/>
    <style:font-face style:name="DejaVu Serif" svg:font-family="'DejaVu Serif'"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list-style-name="WW8Num1">
      <style:text-properties fo:font-size="11pt" style:font-size-asian="11pt" style:font-size-complex="11pt"/>
    </style:style>
    <style:style style:name="P3" style:family="paragraph" style:parent-style-name="Standard" style:list-style-name="L13">
      <style:text-properties fo:font-size="11pt" style:font-size-asian="11pt" style:font-size-complex="11pt"/>
    </style:style>
    <style:style style:name="P4" style:family="paragraph" style:parent-style-name="Standard" style:list-style-name="L16">
      <style:text-properties fo:font-size="11pt" style:font-size-asian="11pt" style:font-size-complex="11pt"/>
    </style:style>
    <style:style style:name="P5" style:family="paragraph" style:parent-style-name="Standard" style:list-style-name="L2">
      <style:text-properties fo:font-size="11pt" style:font-size-asian="11pt" style:font-size-complex="11pt"/>
    </style:style>
    <style:style style:name="P6" style:family="paragraph" style:parent-style-name="Standard" style:list-style-name="L5">
      <style:text-properties fo:font-size="11pt" style:font-size-asian="11pt" style:font-size-complex="11pt"/>
    </style:style>
    <style:style style:name="P7" style:family="paragraph" style:parent-style-name="Standard" style:list-style-name="L9">
      <style:text-properties fo:font-size="11pt" style:font-size-asian="11pt" style:font-size-complex="11pt"/>
    </style:style>
    <style:style style:name="P8" style:family="paragraph" style:parent-style-name="Standard" style:list-style-name="L10">
      <style:text-properties fo:font-size="11pt" style:font-size-asian="11pt" style:font-size-complex="11pt"/>
    </style:style>
    <style:style style:name="P9" style:family="paragraph" style:parent-style-name="Standard" style:list-style-name="L11">
      <style:text-properties fo:font-size="11pt" style:font-size-asian="11pt" style:font-size-complex="11pt"/>
    </style:style>
    <style:style style:name="P10" style:family="paragraph" style:parent-style-name="Standard" style:list-style-name="L15">
      <style:text-properties fo:font-size="11pt" style:font-size-asian="11pt" style:font-size-complex="11pt"/>
    </style:style>
    <style:style style:name="P11" style:family="paragraph" style:parent-style-name="Standard" style:list-style-name="WW8Num2">
      <style:text-properties fo:font-size="11pt" style:font-size-asian="11pt" style:font-size-complex="11pt"/>
    </style:style>
    <style:style style:name="P12" style:family="paragraph" style:parent-style-name="Standard" style:list-style-name="WW8Num4">
      <style:text-properties fo:font-size="11pt" style:font-size-asian="11pt" style:font-size-complex="11pt"/>
    </style:style>
    <style:style style:name="P13" style:family="paragraph" style:parent-style-name="Standard" style:list-style-name="WW8Num3">
      <style:text-properties fo:font-size="11pt" style:font-size-asian="11pt" style:font-size-complex="11pt"/>
    </style:style>
    <style:style style:name="P14" style:family="paragraph" style:parent-style-name="Standard" style:list-style-name="WW8Num5">
      <style:text-properties fo:font-size="11pt" style:font-size-asian="11pt" style:font-size-complex="11pt"/>
    </style:style>
    <style:style style:name="P15" style:family="paragraph" style:parent-style-name="Standard">
      <style:text-properties fo:font-size="11pt" fo:font-weight="bold" style:font-size-asian="11pt" style:font-weight-asian="bold" style:font-size-complex="11pt" style:font-weight-complex="bold"/>
    </style:style>
    <style:style style:name="P16" style:family="paragraph" style:parent-style-name="Standard" style:master-page-name="Standard">
      <style:paragraph-properties style:page-number="auto"/>
      <style:text-properties fo:font-size="11pt" fo:font-weight="bold" style:font-size-asian="11pt" style:font-weight-asian="bold" style:font-size-complex="11pt" style:font-weight-complex="bold"/>
    </style:style>
    <style:style style:name="T1" style:family="text">
      <style:text-properties style:font-name-asian="Times New Roman1"/>
    </style:style>
    <style:style style:name="T2" style:family="text">
      <style:text-properties style:font-name="Times New Roman" style:font-name-complex="Times New Roman"/>
    </style:style>
    <style:style style:name="T3" style:family="text">
      <style:text-properties style:font-style-complex="italic" style:font-weight-complex="bold"/>
    </style:style>
    <style:style style:name="T4" style:family="text">
      <style:text-properties fo:font-style="italic" style:font-style-asian="italic"/>
    </style:style>
    <style:style style:name="T5" style:family="text">
      <style:text-properties style:font-name-complex="Times New Roman"/>
    </style:style>
    <style:style style:name="T6"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1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1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ssignment Questions</text:p>
      <text:p text:style-name="P1"/>
      <text:p text:style-name="P15"><text:tab/>1st Assignment:</text:p>
      <text:list xml:id="list1332869983" text:style-name="L2">
        <text:list-item>
          <text:p text:style-name="P5">Implement the following functions as library functions using ar: strncpy, strncat, strncmp, strrchr, strspn, strcspn, strtok, strcasecmp, strstr, memcpy, memmove,</text:p>
          <text:p text:style-name="P5">(Hint: Write separate .c file and then use ar to combine them into one library)</text:p>
        </text:list-item>
        <text:list-item>
          <text:p text:style-name="P5">Implement the following functions as library function using ar: isalnum, isalpha, isdigit, isprint, isupper, isxdigit, islower, iscntrl</text:p>
        </text:list-item>
        <text:list-item>
          <text:p text:style-name="P5">Impleament the Q2 functions as macro</text:p>
        </text:list-item>
      </text:list>
      <text:p text:style-name="P1"/>
      <text:p text:style-name="P1"><text:tab/><text:span text:style-name="T6">2nd Assignment:</text:span></text:p>
      <text:list xml:id="list21213400552" text:style-name="L5">
        <text:list-item>
          <text:p text:style-name="P6">Given the bit position swap the bit value in a number.</text:p>
          <text:list>
            <text:list-item>
              <text:list>
                <text:list-item>
                  <text:list>
                    <text:list-header>
                      <text:p text:style-name="P6"><text:s text:c="6"/><text:tab/><text:tab/>int bit_swap( int n, int d, int s);</text:p>
                    </text:list-header>
                  </text:list>
                  <text:p text:style-name="P6"><text:s/><text:tab/><text:tab/>where n - number, d - destination bit position, s- source bit position</text:p>
                </text:list-item>
              </text:list>
            </text:list-item>
          </text:list>
        </text:list-item>
        <text:list-item>
          <text:p text:style-name="P6">Given the bit position copy the bit values from num1 to num2</text:p>
          <text:p text:style-name="P6"><text:s/><text:tab/><text:tab/>int bit_cp( int s, int d, int snum, int dnum );</text:p>
          <text:p text:style-name="P6"><text:s/><text:tab/><text:tab/>where s - source bit position , d - destination bit position, </text:p>
          <text:list>
            <text:list-item>
              <text:list>
                <text:list-item>
                  <text:list>
                    <text:list-header>
                      <text:p text:style-name="P6"><text:s/><text:tab/><text:tab/>snum - source number, dnum - destination number</text:p>
                    </text:list-header>
                  </text:list>
                </text:list-item>
              </text:list>
            </text:list-item>
          </text:list>
        </text:list-item>
        <text:list-item>
          <text:p text:style-name="P6">Write a function to toggle the in a number &amp; return it.</text:p>
          <text:p text:style-name="P6">Toggle even bit : int even_bit_toggle( int num );</text:p>
        </text:list-item>
      </text:list>
      <text:p text:style-name="P1">Toggle odd bit <text:s/>: int odd_bit_toggle( int num );</text:p>
      <text:list xml:id="list906810659" text:continue-numbering="true" text:style-name="L5">
        <text:list-item>
          <text:p text:style-name="P6">Write a function to test &amp; set a bit position in a number &amp; return it.</text:p>
          <text:list>
            <text:list-header>
              <text:p text:style-name="P6"><text:s/><text:tab/><text:tab/>int bit_ts( int num, int pos );</text:p>
            </text:list-header>
          </text:list>
        </text:list-item>
        <text:list-item>
          <text:p text:style-name="P6">Write a function</text:p>
          <text:list>
            <text:list-header>
              <text:p text:style-name="P6"><text:s text:c="2"/><text:tab/><text:tab/>unsigned int reverse_bits( unsigned int num );<text:tab/></text:p>
              <text:p text:style-name="P6"><text:s text:c="2"/><text:tab/>This function returns the number constructed by reversing order of bits in a value from left to right.</text:p>
              <text:p text:style-name="P6">6. <text:s/>Write a function to perform arithmetic operation <text:s/>of two numbers using bitwise operators</text:p>
            </text:list-header>
          </text:list>
        </text:list-item>
      </text:list>
      <text:list xml:id="list933771014" text:style-name="L9">
        <text:list-item>
          <text:list>
            <text:list-item>
              <text:list>
                <text:list-header>
                  <text:p text:style-name="P7"><text:s text:c="6"/>8.Write a function to rotate bits in given number.</text:p>
                </text:list-header>
              </text:list>
              <text:p text:style-name="P7"><text:s/><text:tab/><text:tab/>int rotate_bit( int num, int nbit, int dir );</text:p>
              <text:p text:style-name="P7"><text:s text:c="2"/><text:tab/><text:tab/>where num = given number, nbit = number of bits <text:s/>and <text:s/></text:p>
              <text:p text:style-name="P7"><text:tab/><text:tab/>dir = 0 – left rotation, dir=1 – right rotation</text:p>
            </text:list-item>
          </text:list>
          <text:p text:style-name="P7">9. Write a function to count number of bits set and clear.</text:p>
          <text:list text:continue-numbering="true">
            <text:list-header>
              <text:p text:style-name="P7"><text:s/><text:tab/><text:tab/>int count_bit_set( int num ); <text:s/>int count_bit_clear( int num );</text:p>
            </text:list-header>
          </text:list>
        </text:list-item>
      </text:list>
      <text:list xml:id="list652514815" text:style-name="L10">
        <text:list-item>
          <text:list>
            <text:list-header>
              <text:p text:style-name="P8"><text:s text:c="6"/>10. Write program to count the trailing zero's in given number.</text:p>
              <text:p text:style-name="P8"><text:s text:c="6"/>11. <text:s/>Write Macro for the following</text:p>
            </text:list-header>
          </text:list>
        </text:list-item>
      </text:list>
      <text:list xml:id="list816501106" text:style-name="L11">
        <text:list-item>
          <text:list>
            <text:list-item>
              <text:list>
                <text:list-item>
                  <text:p text:style-name="P9">minimum &amp; maximum of two number.</text:p>
                </text:list-item>
                <text:list-item>
                  <text:p text:style-name="P9">clear right most set bit in number.</text:p>
                </text:list-item>
                <text:list-item>
                  <text:p text:style-name="P9">Set bit from position1 to position2 in given number.</text:p>
                </text:list-item>
                <text:list-item>
                  <text:p text:style-name="P9">Toggle bit s from position1 to position2 in given number.</text:p>
                </text:list-item>
              </text:list>
            </text:list-item>
          </text:list>
        </text:list-item>
      </text:list>
      <text:p text:style-name="P1"/>
      <text:p text:style-name="P15">3rd Assignment:</text:p>
      <text:list xml:id="list313901660" text:style-name="WW8Num1">
        <text:list-item>
          <text:p text:style-name="P2">Write a program to remove trailing blanks and tabs from each line of input, and to delete entirely blank lines from a file</text:p>
        </text:list-item>
        <text:list-item>
          <text:p text:style-name="P2">Implement (i) stack of stack (ii) stack of queues. Reuse the code written in (i) for implementing (ii)</text:p>
        </text:list-item>
        <text:list-item>
          <text:p text:style-name="P2">Write a cross-reference that prints a list of all words in a document, and for each word, a list of the line numbers on which it occurs. Remove common words such as “the”, “and”, “in” and so on</text:p>
        </text:list-item>
        <text:list-item>
          <text:p text:style-name="P2">Implement the following as recursive functions</text:p>
          <text:list>
            <text:list-item>
              <text:p text:style-name="P2"><text:soft-page-break/>Generating Fibonacci numbers upto a given number</text:p>
            </text:list-item>
            <text:list-item>
              <text:p text:style-name="P2">Tower of Hanoi</text:p>
            </text:list-item>
            <text:list-item>
              <text:p text:style-name="P2">Generating Prime numbers upto a given number</text:p>
            </text:list-item>
            <text:list-item>
              <text:p text:style-name="P2">To check whether given number is prime or not</text:p>
            </text:list-item>
            <text:list-item>
              <text:p text:style-name="P2">Implement binary search on an arry</text:p>
            </text:list-item>
            <text:list-item>
              <text:p text:style-name="P2">To check whether the given string is palindrome</text:p>
            </text:list-item>
            <text:list-item>
              <text:p text:style-name="P2">Convert a given number to a binary</text:p>
            </text:list-item>
            <text:list-item>
              <text:p text:style-name="P2">To reverse a given string</text:p>
            </text:list-item>
            <text:list-item>
              <text:p text:style-name="P2">Implement pow function</text:p>
            </text:list-item>
          </text:list>
        </text:list-item>
        <text:list-item>
          <text:p text:style-name="P2"><text:span text:style-name="T1"><text:s/></text:span>In how many ways can an input number N be represented as a sum of two positive integers. Write a C function for the same. </text:p>
        </text:list-item>
        <text:list-item>
          <text:p text:style-name="P2">How many divisors does the input number N have (including 1 and N itself)? Find the sum of all these divisors. Write a C function for the same. </text:p>
        </text:list-item>
        <text:list-item>
          <text:p text:style-name="P2">Write a program to find the sub array that has the greatest value when all of its elements are summed together. The user will specify the sub array size. </text:p>
        </text:list-item>
      </text:list>
      <text:p text:style-name="P1"/>
      <text:p text:style-name="P15">4th Assignment:</text:p>
      <text:list xml:id="list1486359928" text:style-name="L13">
        <text:list-item>
          <text:p text:style-name="P3"><text:span text:style-name="T5">Search for keywords of C language in a source code and report the frequency of each keyword. (Use enumerated data type in your program)</text:span> </text:p>
        </text:list-item>
        <text:list-item>
          <text:p text:style-name="P3"><text:span text:style-name="T5">Design a method for keeping two stack within a single linear array $[spacesize] so that neither stack overflows until all of the memory is used and an entire stack is never shifted to a different location within the array. Write C routines push1, push2, pop1 and pop2 to manipulate the two stacks</text:span> </text:p>
        </text:list-item>
        <text:list-item>
          <text:p text:style-name="P3">Write a program to implement your own getopt function.</text:p>
        </text:list-item>
        <text:list-item>
          <text:p text:style-name="P3">Write a program to read square matrix in spiral form perform the following operations</text:p>
          <text:p text:style-name="P3"><text:tab/><text:tab/>a) Print elements in spiral <text:s/>form.</text:p>
          <text:p text:style-name="P3"><text:tab/><text:tab/>b) Print the its diagonal elements.</text:p>
          <text:p text:style-name="P3"><text:tab/><text:tab/>c) Transpose of matrix.</text:p>
          <text:p text:style-name="P3"><text:tab/><text:tab/>d) Find Biggest and smallest element in the matrix.</text:p>
          <text:p text:style-name="P3">Write a function</text:p>
          <text:p text:style-name="P3"><text:tab/><text:tab/>void written_amount ( unsigned int amount, char *buffer );</text:p>
          <text:p text:style-name="P3"/>
          <text:p text:style-name="P3"><text:tab/>that converts the value in amount to words &amp; stores them in the buffer. This function <text:tab/>might be used in a program that prints checks. For example value 16312 the string</text:p>
          <text:p text:style-name="P3"><text:tab/></text:p>
          <text:p text:style-name="P3"><text:tab/><text:tab/>SIXTEEN THOUSAND THREE HUNDRED TWELVE</text:p>
          <text:p text:style-name="P3"><text:tab/>should be stored in the buffer.</text:p>
          <text:p text:style-name="P3"/>
          <text:p text:style-name="P3"><text:tab/>The standard I/O library does not provide a mechanism for putting commas in large <text:tab/>integer when they are printed. Write a function that provide this capability for rupees <text:tab/>amount. The function will convert a string digit to rupees as show below</text:p>
        </text:list-item>
      </text:list>
      <text:p text:style-name="P1"/>
      <text:list xml:id="list1945407238" text:continue-numbering="true" text:style-name="L13">
        <text:list-header>
          <text:p text:style-name="P3"><text:tab/><text:tab/>Input : SIXTEEN THOUSAND THREE HUNDRED TWELVE</text:p>
          <text:p text:style-name="P3"><text:tab/><text:tab/>Output : 16,312/-</text:p>
        </text:list-header>
      </text:list>
      <text:p text:style-name="P1"/>
      <text:list xml:id="list1073645830" text:continue-numbering="true" text:style-name="L13">
        <text:list-header>
          <text:p text:style-name="P3"><text:tab/>Here is a prototype for the function:</text:p>
          <text:p text:style-name="P3"/>
          <text:p text:style-name="P3">void rupees ( char *buffer, unsigned int amount );</text:p>
        </text:list-header>
      </text:list>
      <text:p text:style-name="P1"/>
      <text:p text:style-name="P1"/>
      <text:p text:style-name="P15"><text:soft-page-break/>5th Assignment:</text:p>
      <text:list xml:id="list1682680195" text:style-name="L15">
        <text:list-item>
          <text:p text:style-name="P10">Implement a complex arithmetic expression evaluation function.</text:p>
        </text:list-item>
        <text:list-item>
          <text:p text:style-name="P10">Consider the following variation of the Josephus problem. A group of people stand in a circle and each chooses a positive integer. One of their names and a positive integer n are chosen. Starting with the person whose name is chosen, they count around the circle clockwise and eliminate the nth person. The positive integer that that person chose is then used to continue the count. Each time that a person is eliminated, the number that he or she chose is used to determine the next person eliminated. For example, suppose that the five people are A, B, C, D and E and that they choose integers 3, 4, 6, 2 and 7, respectively, and that the integer 2 is initially chosen. Then if we start from A, the order in which people are eliminated from the circle is B, A, E, C leaving D as the last one in the circle.<text:line-break/>Write a program that reads a group of input lines. Each input line except the first and last contains a name and a positive integer chosen by that person. The order of the names in the data is the clockwise ordering of the people in the circle, and the count is to start with the first name in the input. The first input line contains the number of people in the circle. The last input line contains only a single positive integer representing the initial count. The program prints the order in which the people are eliminated from the circle.</text:p>
        </text:list-item>
        <text:list-item>
          <text:p text:style-name="P10">Implement your own printf and scanf functions using varargs</text:p>
        </text:list-item>
        <text:list-item>
          <text:p text:style-name="P10">Write a program to simulate the login of an automatic teller machine. Base the program on a function that asks the user first for an identification number and then , If the ID number is valid ask for personal Identification number (PIN). The function should return an integer to indicate either a successful login or an appropriate error code. Use two associated files. The first file should contain messages to inform the user successful login or any errors, the program should offer to log the user in only after successfully opening this file. Each line of the message file should contain a message corresponding to one the codes that might be returned by the login function. All other messages presented to the user should be coded as string constant within the program. After reading the user's identification number, the login function should attempt to open a second file containing valid pairs of ID's and PIN's. Each line of this file should contain one such pair. If the user's ID appears in the second file, the user should be prompted to enter PIN, and this responses should be compared <text:s/>with PIN from the file. ID's should be nine digit positive whole number, PINs should be 4 digit positive whole numbers.</text:p>
        </text:list-item>
        <text:list-item>
          <text:p text:style-name="P10">Write a program to manage a small database that is stored in a text file with one record per line. Each record has first name , middle name last name , DOB. Open the text file and present a menu that offers to insert a record, delete a record, edit one or more records records, display all records, sort the record by name , or stop the program. Check for a command line argument specifying the name of the database file. </text:p>
          <text:p text:style-name="P10"/>
          <text:p text:style-name="P10">A typical record would be </text:p>
          <text:p text:style-name="P10"/>
          <text:p text:style-name="P10">&lt;F name&gt; &lt;M name&gt; &lt;L name&gt; &lt; DOB&gt;</text:p>
          <text:p text:style-name="P10">here </text:p>
          <text:p text:style-name="P10">F name <text:s/>= First name <text:s/>, <text:s/>M name = Middle name, L name = Last name</text:p>
          <text:p text:style-name="P10">DOB = dd/mm/yy</text:p>
        </text:list-item>
      </text:list>
      <text:p text:style-name="P1"/>
      <text:p text:style-name="P15">DS 1st Assignment:</text:p>
      <text:p text:style-name="P1"/>
      <text:list xml:id="list8778758541" text:style-name="L16">
        <text:list-item>
          <text:p text:style-name="P4">Write program to implement stack with following operation</text:p>
          <text:list>
            <text:list-item>
              <text:p text:style-name="P4"><text:soft-page-break/>Push</text:p>
            </text:list-item>
            <text:list-item>
              <text:p text:style-name="P4">pop</text:p>
            </text:list-item>
            <text:list-item>
              <text:p text:style-name="P4">Display</text:p>
            </text:list-item>
            <text:list-item>
              <text:p text:style-name="P4">pushd +/- n</text:p>
            </text:list-item>
            <text:list-item>
              <text:p text:style-name="P4">pop +/- n</text:p>
            </text:list-item>
          </text:list>
        </text:list-item>
        <text:list-item>
          <text:p text:style-name="P4">Write a program to implement Queue with EnQ, DeQ, left rotate, right rotate &amp; display function.</text:p>
        </text:list-item>
        <text:list-item>
          <text:p text:style-name="P4">Write a program to implement circular queue with insert, delete &amp; display functions.</text:p>
        </text:list-item>
        <text:list-item>
          <text:p text:style-name="P4">Write a program to implement singly linked list to insert, delete at</text:p>
          <text:list>
            <text:list-item>
              <text:p text:style-name="P4">rear end </text:p>
            </text:list-item>
            <text:list-item>
              <text:p text:style-name="P4">front end</text:p>
            </text:list-item>
            <text:list-item>
              <text:p text:style-name="P4">middle</text:p>
            </text:list-item>
            <text:list-item>
              <text:p text:style-name="P4">specified position</text:p>
            </text:list-item>
          </text:list>
        </text:list-item>
        <text:list-item>
          <text:p text:style-name="P4">Write a program to implement stack using linked list.</text:p>
        </text:list-item>
        <text:list-item>
          <text:p text:style-name="P4">Write a program to implement queue using linked list.</text:p>
        </text:list-item>
        <text:list-item>
          <text:p text:style-name="P4">Write a program to implement circular doubly linked list.</text:p>
        </text:list-item>
      </text:list>
      <text:p text:style-name="P1"/>
      <text:p text:style-name="P15">DS 2nd Assignment:</text:p>
      <text:list xml:id="list472148071" text:style-name="WW8Num2">
        <text:list-item>
          <text:p text:style-name="P11">Implement a Priority Library with the following functions available for the application to use. Write an application to test the library.</text:p>
          <text:list>
            <text:list-item>
              <text:p text:style-name="P11">Pri_Create( ); - Returns a head pointer to the Pri_queue</text:p>
            </text:list-item>
            <text:list-item>
              <text:p text:style-name="P11">Pri_Insert(head, priority, data); </text:p>
            </text:list-item>
            <text:list-item>
              <text:p text:style-name="P11">Pri_Delete(head, data);</text:p>
            </text:list-item>
            <text:list-item>
              <text:p text:style-name="P11">Pri_Display(head);</text:p>
            </text:list-item>
            <text:list-item>
              <text:p text:style-name="P11">Pri_Search(data); - Displays the queue number if data found, error otherwise.</text:p>
            </text:list-item>
            <text:list-item>
              <text:p text:style-name="P11">Pri_Terminate(head); - delete the queue. </text:p>
            </text:list-item>
          </text:list>
        </text:list-item>
        <text:list-item>
          <text:p text:style-name="P11">Implement a SLL (Singly Linked List) library with the following functions, which takes pointer to a void data type, so you can make a linked list from any kind of data. Its required that you have to write your own function to free your data. You will pass a pointer to your function while calling SLL free functions. </text:p>
          <text:list>
            <text:list-item>
              <text:p text:style-name="P11">void initlist ( SLL **list)</text:p>
            </text:list-item>
          </text:list>
        </text:list-item>
      </text:list>
      <text:p text:style-name="P1"><text:tab/><text:tab/>Initialize *list by setting the list pointer to NULL.</text:p>
      <text:list xml:id="list710034826" text:continue-numbering="true" text:style-name="WW8Num2">
        <text:list-item>
          <text:list>
            <text:list-item>
              <text:p text:style-name="P11">SLL allocateNode (void *data) </text:p>
            </text:list-item>
          </text:list>
        </text:list-item>
      </text:list>
      <text:p text:style-name="P1"><text:tab/><text:tab/>Allocate space for a new node and initialize the data fields. The pointer to <text:tab/><text:tab/><text:tab/>data can be anything. If a large amount data needs to be used use a <text:tab/><text:tab/><text:tab/><text:tab/>structure.</text:p>
      <text:list xml:id="list1599346531" text:continue-numbering="true" text:style-name="WW8Num2">
        <text:list-item>
          <text:list>
            <text:list-item>
              <text:p text:style-name="P11">void appendNode ( SLL **head, SLL **new)</text:p>
            </text:list-item>
          </text:list>
        </text:list-item>
      </text:list>
      <text:p text:style-name="P1"><text:tab/><text:tab/>Appends a node to the end of a list. head lists gets modified and new is the <text:tab/><text:tab/><text:tab/>node to be appended. </text:p>
      <text:list xml:id="list456112104" text:continue-numbering="true" text:style-name="WW8Num2">
        <text:list-item>
          <text:list>
            <text:list-item>
              <text:p text:style-name="P11">void insertNode (SLL **head, SLL **new)</text:p>
            </text:list-item>
          </text:list>
        </text:list-item>
      </text:list>
      <text:p text:style-name="P1"><text:tab/><text:tab/>Insert a node at the beginning of a list. Insert node new at the beginning of <text:tab/><text:tab/><text:tab/>list head. Note, the list head gets modified. </text:p>
      <text:list xml:id="list803700351" text:continue-numbering="true" text:style-name="WW8Num2">
        <text:list-item>
          <text:list>
            <text:list-item>
              <text:p text:style-name="P11">void insertNodePos (SLL **head, SLL **new, int pos); </text:p>
            </text:list-item>
          </text:list>
        </text:list-item>
      </text:list>
      <text:p text:style-name="P1"><text:tab/><text:tab/>Insert a node at the given position in the list. Here also list head gets <text:tab/><text:tab/><text:tab/>modified.</text:p>
      <text:list xml:id="list735022461" text:continue-numbering="true" text:style-name="WW8Num2">
        <text:list-item>
          <text:list>
            <text:list-item>
              <text:p text:style-name="P11">void delNode (SLL **head, SLL *node)</text:p>
            </text:list-item>
          </text:list>
        </text:list-item>
      </text:list>
      <text:p text:style-name="P1"><text:tab/><text:tab/>Deletes a node from the list. head is the list to modify and node is the node <text:tab/><text:tab/><text:tab/>to remove. Note, the user data is not freed by this routine.</text:p>
      <text:list xml:id="list1655229273" text:continue-numbering="true" text:style-name="WW8Num2">
        <text:list-item>
          <text:list>
            <text:list-item>
              <text:p text:style-name="P11">void freeNode (SLL **list)</text:p>
            </text:list-item>
          </text:list>
        </text:list-item>
      </text:list>
      <text:p text:style-name="P1"><text:tab/><text:tab/>Free a node. It does not do free the data. It checks before freeing if the list <text:tab/><text:tab/><text:tab/>is NULL or not. </text:p>
      <text:list xml:id="list1635549993" text:continue-numbering="true" text:style-name="WW8Num2">
        <text:list-item>
          <text:list>
            <text:list-item>
              <text:p text:style-name="P11"><text:soft-page-break/>void destoryNode (SLL **head, SLL *node, void (*freeFunc)(void **)); </text:p>
            </text:list-item>
          </text:list>
        </text:list-item>
      </text:list>
      <text:p text:style-name="P1"><text:span text:style-name="T3"><text:tab/><text:tab/>Frees memory allocated for a node and the </text:span>data associated with the node. <text:tab/><text:tab/><text:tab/>The caller is responsible to write the function to free the memory for the <text:tab/><text:tab/><text:tab/>data. The caller function frees the user data and the function <text:span text:style-name="T4">delNode</text:span> is <text:tab/><text:tab/><text:tab/>used to delete the node. <text:span text:style-name="T4">delNode</text:span> calls <text:span text:style-name="T4">freeNode</text:span> to free the memory <text:tab/><text:tab/><text:tab/><text:tab/>associated with the node. </text:p>
      <text:list xml:id="list1704131321" text:continue-numbering="true" text:style-name="WW8Num2">
        <text:list-item>
          <text:list>
            <text:list-item>
              <text:p text:style-name="P11">SLL *getNthNode (SLL *head, int n)</text:p>
            </text:list-item>
          </text:list>
        </text:list-item>
      </text:list>
      <text:p text:style-name="P1"><text:tab/><text:tab/>Returns the nth node in a list. Note a node starts at 1. If there is no such <text:tab/><text:tab/><text:tab/>node, NULL is returned. </text:p>
      <text:list xml:id="list972949249" text:continue-numbering="true" text:style-name="WW8Num2">
        <text:list-item>
          <text:list>
            <text:list-item>
              <text:p text:style-name="P11">int numNodes (SLL **head) </text:p>
            </text:list-item>
          </text:list>
        </text:list-item>
      </text:list>
      <text:p text:style-name="P1"><text:tab/><text:tab/>Returns number of nodes in the list.</text:p>
      <text:list xml:id="list589548923" text:continue-numbering="true" text:style-name="WW8Num2">
        <text:list-item>
          <text:list>
            <text:list-item>
              <text:p text:style-name="P11">int emptyList (SLL *list)</text:p>
            </text:list-item>
          </text:list>
        </text:list-item>
      </text:list>
      <text:p text:style-name="P1"><text:tab/><text:tab/>Checks if list is empty. Returns 1 if the list is empty, 0 otherwise.</text:p>
      <text:list xml:id="list195883159" text:continue-numbering="true" text:style-name="WW8Num2">
        <text:list-item>
          <text:list>
            <text:list-item>
              <text:p text:style-name="P11">void sortList (SLL *lsit)</text:p>
            </text:list-item>
          </text:list>
        </text:list-item>
      </text:list>
      <text:p text:style-name="P1"><text:tab/><text:tab/>Sort the SLL either ascending or descending order.</text:p>
      <text:list xml:id="list950330011" text:continue-numbering="true" text:style-name="WW8Num2">
        <text:list-item>
          <text:list>
            <text:list-item>
              <text:p text:style-name="P11">void reverseList (SLL *list)</text:p>
            </text:list-item>
          </text:list>
        </text:list-item>
      </text:list>
      <text:p text:style-name="P1"><text:tab/><text:tab/>Reverse the SLL. </text:p>
      <text:p text:style-name="P1"/>
      <text:list xml:id="list1388569771" text:continue-numbering="true" text:style-name="WW8Num2">
        <text:list-item>
          <text:p text:style-name="P11">Implement the Q4 functions for DLL library, expect (m) operation. </text:p>
        </text:list-item>
        <text:list-item>
          <text:p text:style-name="P11">Implement a binary search tree with the following functions. The header contains a pointer to the binary search tree and the number of elements in the binary search tree.</text:p>
        </text:list-item>
      </text:list>
      <text:list xml:id="list2120476250" text:style-name="WW8Num4">
        <text:list-item>
          <text:p text:style-name="P12">bCreate() ; output : creates a binary search tree and returns the header</text:p>
        </text:list-item>
        <text:list-item>
          <text:p text:style-name="P12">bInsert(header,data)</text:p>
        </text:list-item>
        <text:list-item>
          <text:p text:style-name="P12">bDelete(header, data) ; output : returns the deleted element</text:p>
        </text:list-item>
        <text:list-item>
          <text:p text:style-name="P12">Display(header) </text:p>
        </text:list-item>
      </text:list>
      <text:list xml:id="list946221108" text:continue-list="list1388569771" text:style-name="WW8Num2">
        <text:list-item>
          <text:p text:style-name="P11">Implement threaded binary tree. Each element in the threaded binary tree contains student name, university register number, date of birth. Provide the following functions. The header contains the pointer to the threaded binary tree and the number of elements in the threaded binary tree.</text:p>
        </text:list-item>
      </text:list>
      <text:list xml:id="list1727787079" text:style-name="WW8Num3">
        <text:list-item>
          <text:list>
            <text:list-item>
              <text:p text:style-name="P13">tBinIns(header, data)</text:p>
            </text:list-item>
            <text:list-item>
              <text:p text:style-name="P13">tBinDel(header,data)</text:p>
            </text:list-item>
            <text:list-item>
              <text:p text:style-name="P13">tBinDisp(header)</text:p>
            </text:list-item>
            <text:list-item>
              <text:p text:style-name="P13">tBinSer(header, data)</text:p>
            </text:list-item>
          </text:list>
        </text:list-item>
      </text:list>
      <text:list xml:id="list245107622" text:continue-list="list946221108" text:style-name="WW8Num2">
        <text:list-item>
          <text:p text:style-name="P11">Implement a program for Heap sort. Each element in the heap contains name, sex, bank acc number and date of birth of a person. <text:s/>Heap is sorted based on the bank acc number. Implement the following functions. The heap is pointed by a header. The header contains a pointer to the heap, number of elements in the heap.</text:p>
        </text:list-item>
      </text:list>
      <text:list xml:id="list1447922849" text:continue-list="list313901660" text:style-name="WW8Num1">
        <text:list-item>
          <text:list>
            <text:list-item>
              <text:p text:style-name="P2">HeapIns(header, data)</text:p>
            </text:list-item>
            <text:list-item>
              <text:p text:style-name="P2">HeapDel(header, data)</text:p>
            </text:list-item>
            <text:list-item>
              <text:p text:style-name="P2">HeapDisp(header) </text:p>
            </text:list-item>
          </text:list>
        </text:list-item>
      </text:list>
      <text:p text:style-name="P1"/>
      <text:list xml:id="list348489409" text:continue-list="list245107622" text:style-name="WW8Num2">
        <text:list-item>
          <text:p text:style-name="P11">Implement the following sorting methods. Do the run time analysis for large number of data.</text:p>
        </text:list-item>
      </text:list>
      <text:list xml:id="list1484195190" text:style-name="WW8Num5">
        <text:list-item>
          <text:list>
            <text:list-item>
              <text:p text:style-name="P14">Quick sort</text:p>
            </text:list-item>
            <text:list-item>
              <text:p text:style-name="P14">Radix sort</text:p>
            </text:list-item>
            <text:list-item>
              <text:p text:style-name="P14">Bucket sort</text:p>
            </text:list-item>
          </text:list>
        </text:list-item>
      </text:list>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Times New Roman" svg:font-family="'Times New Roman'" style:font-family-generic="roman"/>
    <style:font-face style:name="DejaVu Serif" svg:font-family="'DejaVu Serif'"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itle" style:family="paragraph" style:parent-style-name="Standard" style:next-style-name="Subtitle" style:class="chapter">
      <style:paragraph-properties fo:text-align="center" style:justify-single-word="false" fo:hyphenation-ladder-count="no-limit"/>
      <style:text-properties fo:font-weight="bold" style:font-name-asian="Times New Roman1" style:font-weight-asian="bold" style:font-weight-complex="bold" fo:hyphenate="false" fo:hyphenation-remain-char-count="2" fo:hyphenation-push-char-count="2"/>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font-name-complex="Arial"/>
    </style:style>
    <style:style style:name="Normal_20__28_Web_29_" style:display-name="Normal (Web)" style:family="paragraph" style:next-style-name="Standard">
      <style:paragraph-properties fo:margin="100%" fo:margin-left="0cm" fo:margin-right="0cm" fo:margin-top="0.176cm" fo:margin-bottom="0.176cm" fo:text-align="start" style:justify-single-word="false" fo:text-indent="0cm" style:auto-text-indent="false"/>
      <style:text-properties fo:color="#000000" style:text-line-through-style="none" style:font-name="Nimbus Roman No9 L" fo:font-size="12pt" fo:font-style="normal" style:text-underline-style="none" fo:font-weight="normal" style:font-name-asian="Nimbus Roman No9 L" style:font-size-asian="12pt" style:font-style-asian="normal" style:font-weight-asian="normal" style:font-name-complex="Nimbus Roman No9 L" style:font-size-complex="12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5z1" style:family="text">
      <style:text-properties style:font-name="Symbol" style:font-name-comple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5T15:44:35</meta:creation-date>
    <dc:date>2014-01-27T20:51:56</dc:date>
    <meta:editing-duration>PT25M51S</meta:editing-duration>
    <meta:editing-cycles>7</meta:editing-cycles>
    <meta:generator>LibreOffice/3.5$Linux_x86 LibreOffice_project/350m1$Build-2</meta:generator>
    <meta:document-statistic meta:table-count="0" meta:image-count="0" meta:object-count="0" meta:page-count="5" meta:paragraph-count="154" meta:word-count="2240" meta:character-count="4055" meta:non-whitespace-character-count="10346"/>
  </office:meta>
</office:document-meta>
</file>